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text-align="start" style:justify-single-word="false" style:writing-mode="lr-tb"/>
      <style:text-properties fo:language="fr" fo:country="FR"/>
    </style:style>
    <style:style style:name="P2" style:family="paragraph" style:parent-style-name="Preformatted_20_Text">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3" style:family="paragraph" style:parent-style-name="Preformatted_20_Text">
      <style:paragraph-properties fo:margin-top="0cm" fo:margin-bottom="0.499cm" fo:text-align="start" style:justify-single-word="false" style:writing-mode="lr-tb"/>
      <style:text-properties style:font-name="Times New Roman1" fo:language="fr" fo:country="FR"/>
    </style:style>
    <style:style style:name="P4" style:family="paragraph" style:parent-style-name="Standard">
      <style:text-properties style:font-name="Times New Roman1" fo:font-size="12pt" style:font-size-asian="12pt" style:font-size-complex="12pt"/>
    </style:style>
    <style:style style:name="P5" style:family="paragraph" style:parent-style-name="Standard">
      <style:text-properties fo:color="#000000" style:font-name="Times New Roman1" fo:font-size="12pt" style:font-size-asian="12pt" style:font-size-complex="12pt"/>
    </style:style>
    <style:style style:name="P6" style:family="paragraph" style:parent-style-name="Standard">
      <style:paragraph-properties fo:text-align="start" style:justify-single-word="false"/>
      <style:text-properties fo:color="#000000" style:font-name="Times New Roman1" fo:font-size="12pt" style:font-size-asian="12pt" style:font-size-complex="12pt"/>
    </style:style>
    <style:style style:name="P7" style:family="paragraph" style:parent-style-name="Standard">
      <style:text-properties fo:color="#0084d1" style:font-name="Times New Roman1" fo:font-size="12pt" style:font-size-asian="12pt" style:font-size-complex="12pt"/>
    </style:style>
    <style:style style:name="P8" style:family="paragraph" style:parent-style-name="Standard">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9" style:family="paragraph" style:parent-style-name="Standard">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10" style:family="paragraph" style:parent-style-name="Standard">
      <style:paragraph-properties fo:text-align="center" style:justify-single-word="false" fo:background-color="#000000">
        <style:background-image/>
      </style:paragraph-properties>
      <style:text-properties fo:color="#009900" style:text-position="0% 100%" style:font-name="Times New Roman1" fo:font-size="32pt" fo:text-shadow="1pt 1pt" fo:background-color="#ffffff" style:font-size-asian="32pt" style:font-size-complex="32pt"/>
    </style:style>
    <style:style style:name="P11" style:family="paragraph" style:parent-style-name="Standard">
      <style:paragraph-properties fo:text-align="center" style:justify-single-word="false" fo:background-color="#006600">
        <style:background-image/>
      </style:paragraph-properties>
      <style:text-properties fo:color="#0084d1" style:text-position="0% 100%" style:font-name="Times New Roman1" fo:font-size="26pt" fo:text-shadow="1pt 1pt" fo:background-color="#ffffff" style:font-size-asian="26pt" style:font-size-complex="26pt"/>
    </style:style>
    <style:style style:name="P12" style:family="paragraph" style:parent-style-name="Standard">
      <style:paragraph-properties fo:text-align="center" style:justify-single-word="false" fo:background-color="#006600">
        <style:background-image/>
      </style:paragraph-properties>
      <style:text-properties fo:color="#0084d1" style:text-position="0% 100%" style:font-name="Times New Roman1" fo:font-size="32pt" fo:text-shadow="1pt 1pt" fo:background-color="#ffffff" style:font-size-asian="32pt" style:font-size-complex="32pt"/>
    </style:style>
    <style:style style:name="P13" style:family="paragraph" style:parent-style-name="Standard">
      <style:paragraph-properties fo:text-align="center" style:justify-single-word="false" fo:background-color="#006600">
        <style:background-image/>
      </style:paragraph-properties>
      <style:text-properties fo:color="#0084d1" style:font-name="Times New Roman1" fo:font-size="26pt" style:font-size-asian="26pt" style:font-size-complex="26pt"/>
    </style:style>
    <style:style style:name="P14" style:family="paragraph" style:parent-style-name="Standard">
      <style:paragraph-properties fo:background-color="#006600">
        <style:background-image/>
      </style:paragraph-properties>
      <style:text-properties fo:color="#0084d1" style:font-name="Times New Roman1" fo:font-size="12pt" style:font-size-asian="12pt" style:font-size-complex="12pt"/>
    </style:style>
    <style:style style:name="P15" style:family="paragraph" style:parent-style-name="Preformatted_20_Text">
      <style:paragraph-properties fo:text-align="start" style:justify-single-word="false" style:writing-mode="lr-tb"/>
      <style:text-properties style:font-name="Times New Roman1" fo:font-size="12pt" fo:language="fr" fo:country="FR" style:font-size-asian="12pt" style:font-size-complex="12pt"/>
    </style:style>
    <style:style style:name="P16" style:family="paragraph" style:parent-style-name="Preformatted_20_Text">
      <style:paragraph-properties fo:text-align="start" style:justify-single-word="false" style:writing-mode="lr-tb"/>
      <style:text-properties style:font-name="Times New Roman1" fo:font-size="12pt" style:font-size-asian="12pt" style:font-size-complex="12pt"/>
    </style:style>
    <style:style style:name="P17" style:family="paragraph" style:parent-style-name="Preformatted_20_Text">
      <style:paragraph-properties fo:text-align="start" style:justify-single-word="false" style:writing-mode="lr-tb"/>
      <style:text-properties style:font-name="Times New Roman1" fo:font-size="12pt" fo:language="fr" fo:country="FR" style:font-size-asian="12pt" style:font-size-complex="12pt"/>
    </style:style>
    <style:style style:name="P18" style:family="paragraph" style:parent-style-name="Preformatted_20_Text">
      <style:paragraph-properties fo:text-align="start" style:justify-single-word="false" style:writing-mode="lr-tb"/>
      <style:text-properties style:font-name="Times New Roman1" fo:font-size="12pt" style:font-size-asian="12pt" style:font-size-complex="12pt"/>
    </style:style>
    <style:style style:name="P19" style:family="paragraph" style:parent-style-name="Preformatted_20_Text">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20" style:family="paragraph" style:parent-style-name="Preformatted_20_Text">
      <style:paragraph-properties fo:margin-top="0cm" fo:margin-bottom="0.499cm" fo:text-align="start" style:justify-single-word="false" style:writing-mode="lr-tb"/>
      <style:text-properties fo:language="fr" fo:country="FR"/>
    </style:style>
    <style:style style:name="P21" style:family="paragraph" style:parent-style-name="Preformatted_20_Text">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language="la" fo:country="VA"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font-name="Times New Roman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6" style:family="text">
      <style:text-properties style:font-name="Times New Roman1" fo:font-size="12pt" style:font-size-asian="12pt" style:font-size-complex="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text:p>
      <text:p text:style-name="P12"><text:bookmark text:name="result_box81"/><text:span text:style-name="T4">colligit imperii Florus</text:span><text:span text:style-name="T3"> </text:span></text:p>
      <text:p text:style-name="P13"><text:span text:style-name="T3"/></text:p>
      <text:p text:style-name="P14"><text:span text:style-name="T3"/></text:p>
      <text:p text:style-name="P7"><text:span text:style-name="T3"/></text:p>
      <text:p text:style-name="P4"><text:span text:style-name="T3"/></text:p>
      <text:p text:style-name="P5"><text:span text:style-name="T3"/></text:p>
      <text:p text:style-name="P6"><text:span text:style-name="T3">L'Eranthis Cylindrica </text:span>est une plante très rare et peut être trouvée dans la plupart des régions sèches. Il fleurit deux fois par an, pendant 3 semaines.</text:p>
      <text:p text:style-name="P5">Il a des feuilles minces et dentées, qui sont généralement rouge clair. Il pousse également des fleurs de taille décente, qui peuvent être rose clair, gris clair et or foncé.</text:p>
      <text:p text:style-name="P5"/>
      <text:p text:style-name="P5">Ces plantes poussent seules, mais à une distance décente l'une de l'autre, mais il est presque impossible de contrôler et de maintenir leur croissance.</text:p>
      <text:p text:style-name="P5">Ils peuvent être utilisés comme un énergisant lorsqu'ils sont consommés.</text:p>
      <text:p text:style-name="P5"/>
      <text:p text:style-name="P5">En tant que mécanisme de défense, les Eranthis Cylindrica poussent des feuilles glissantes pour empêcher les insectes de les manger facilement.</text:p>
      <text:p text:style-name="P5">Ils comptent sur le clonage de eux-mêmes en cultivant un nouveau spécimen à reproduire.</text:p>
      <text:p text:style-name="P4"/>
      <text:p text:style-name="P4"/>
      <text:p text:style-name="P4"><text:span text:style-name="T3">La Diphelleia Spicata </text:span>est une plante extrêmement commune et modeste, que l'on trouve principalement dans les zone de neige. Il fleurit à la fin du printemps.</text:p>
      <text:p text:style-name="P4">Il a d'énormes feuilles ovales, qui sont généralement rouge clair. Il pousse également de petites fleurs, qui peuvent être orange, rose clair, bronze foncé, gris et violet clair.</text:p>
      <text:p text:style-name="P4"/>
      <text:p text:style-name="P4">Ces plantes poussent en nombre décent, mais il est compliqué de contrôler et de maintenir leur croissance.</text:p>
      <text:p text:style-name="P4">Ils n'ont aucun usage réel.</text:p>
      <text:p text:style-name="P4"/>
      <text:p text:style-name="P4">En tant que mécanisme de défense, la Diphelleia Spicata est toxique pour la plupart des créatures.</text:p>
      <text:p text:style-name="P4">Ils comptent sur la pollinisation du vent pour se reproduire. Une fois pollinisées, elles se développent petites, délicieuses nu</text:p>
      <text:p text:style-name="P4"/>
      <text:p text:style-name="P4"/>
      <text:p text:style-name="P4"><text:span text:style-name="T3">L'Eophorbia Oleander</text:span> est une plante extrêmement rare et grande et peut être trouvée dans n'importe quelle région froide. Il fleurit une fois par an, pendant 2 mois.</text:p>
      <text:p text:style-name="P4">Il a de minuscules feuilles circulaires, généralement bleu-vert. Il pousse également des fleurs de taille décente, qui peuvent être rose, brun clair, violet clair, gris et jaune.</text:p>
      <text:p text:style-name="P4"/>
      <text:p text:style-name="P4">Ces plantes poussent en groupes énormes, mais il est assez simple de contrôler et de maintenir leur croissance.</text:p>
      <text:p text:style-name="P4">Ils peuvent être utilisés comme un énergisant lorsqu'il est bu comme du thé.</text:p>
      <text:p text:style-name="P4"/>
      <text:p text:style-name="P4">En tant que mécanisme de défense, l'Eophorbia Oleander pousse des poils urticants, comme une ortie.</text:p>
      <text:p text:style-name="P4">Ils comptent sur la pollinisation du vent pour se reproduire. Une fois pollinisées, elles se développent délicieusement, de petits fruits.</text:p>
      <text:p text:style-name="P4"><text:soft-page-break/></text:p>
      <text:p text:style-name="P15"><text:bookmark text:name="tw-target-text"/><text:span text:style-name="T3">L</text:span><text:span text:style-name="T3">a Crocosmia Damascena </text:span>est une petite plante extrêmement commune et peut être trouvée dans la plupart des régions subarctiques(siberis cnadas). Il fleurit au début de l'été.</text:p>
      <text:p text:style-name="P15">Il a de fines feuilles elliptiques, généralement vert citron. Il pousse aussi des fleurs minuscules, qui peuvent être violet, bronze clair et orange foncé.</text:p>
      <text:p text:style-name="P16"/>
      <text:p text:style-name="P15">Ces plantes poussent à courte distance les unes des autres, mais il est assez simple de contrôler et de maintenir leur croissance.</text:p>
      <text:p text:style-name="P15">Ils n'ont aucun usage réel.</text:p>
      <text:p text:style-name="P15">En tant que mécanisme de défense, la Crocosmia Damascena dépend principalement de son environnement pour survivre.</text:p>
      <text:p text:style-name="P2">Ils comptent sur le clonage eux-mêmes en cultivant un nouveau spécimen à reproduire.</text:p>
      <text:p text:style-name="P15"><text:bookmark text:name="tw-target-text1"/><text:span text:style-name="T3">Le Chamaecyparis Opulifolius </text:span>est une petite plante rare et ne peut être trouvé que dans certaines régions subarctiques. Il fleurit à la fin du printemps.</text:p>
      <text:p text:style-name="P15">Il a des feuilles étroites, en forme d'œuf, qui sont généralement vert olive. Il pousse également de grandes fleurs, qui peuvent être rouges, brunes, gris et bronze foncé.</text:p>
      <text:p text:style-name="P16"/>
      <text:p text:style-name="P15">Ces plantes poussent en petits groupes, mais il est très facile de contrôler et de maintenir leur croissance.</text:p>
      <text:p text:style-name="P15">Ils n'ont aucune utilité, mais sentent bon.</text:p>
      <text:p text:style-name="P16"/>
      <text:p text:style-name="P15">En tant que mécanisme de défense, le Chamaecyparis Opulifolius a une tige épaisse en bois.</text:p>
      <text:p text:style-name="P2">Ils comptent sur les courants d'eau pour transporter leurs graines loin de se reproduire. Une fois pollinisées, elles produisent de petites noix non comestibles.</text:p>
      <text:p text:style-name="P2"><text:bookmark text:name="tw-target-text2"/><text:span text:style-name="T3">La Festuca Procumbens</text:span> est une plante géante très rare et peut être trouvée presque partout. Il fleurit une fois par an, pendant 6 mois.</text:p>
      <text:p text:style-name="P15">Il a de grandes feuilles elliptiques, qui sont généralement rouge clair. Il pousse aussi de petites fleurs, qui peuvent être or, jaune foncé, bleu foncé et rose pâle.</text:p>
      <text:p text:style-name="P16"/>
      <text:p text:style-name="P15">Ces plantes poussent séparées à une assez grande distance les unes des autres, mais il est compliqué de contrôler et de maintenir leur croissance.</text:p>
      <text:p text:style-name="P15">Ils peuvent être cuisinés et mangés.</text:p>
      <text:p text:style-name="P16"/>
      <text:p text:style-name="P15">En tant que mécanisme de défense, le Festuca Procumbens a un goût extrêmement aigre.</text:p>
      <text:p text:style-name="P2">Ils comptent sur les vents pour emporter leurs graines pour se reproduire. Une fois pollinisées, elles produisent des fruits assez gros et délicieux</text:p>
      <text:p text:style-name="P2"><text:bookmark text:name="tw-target-text3"/><text:span text:style-name="T3">Le Galium Incana </text:span>est une plante commune, modeste et peut être trouvée dans des grottes et d'autres endroits sombres. Il fleurit une fois par an, pendant 1 semaine.</text:p>
      <text:p text:style-name="P15">Il a de minuscules feuilles de rosette, qui sont généralement vert foncé. Il pousse aussi de grandes fleurs, qui peuvent être orange, gris clair et rose foncé.</text:p>
      <text:p text:style-name="P16"/>
      <text:p text:style-name="P15">Ces plantes poussent en petits groupes, mais il est difficile, surtout sans expérience, de contrôler et de maintenir leur croissance.</text:p>
      <text:p text:style-name="P15">Ils peuvent être utilisés comme un énergisant lorsqu'ils sont consommés.</text:p>
      <text:p text:style-name="P16"/>
      <text:p text:style-name="P15">En tant que mécanisme de défense, le Galium Incana imite l'apparence générale d'une plante différente et toxique.</text:p>
      <text:p text:style-name="P2"><text:soft-page-break/>Ils comptent sur la pollinisation du vent pour se reproduire. Une fois pollinisées, elles se développent délicieusement, de petits fruits.</text:p>
      <text:p text:style-name="P2"><text:bookmark text:name="tw-target-text4"/><text:span text:style-name="T3">L'Eichornia Glyptostroboides </text:span>est une plante extrêmement commune et énorme et peut être trouvée dans la plupart des régions humides. Il fleurit à la fin du printemps.</text:p>
      <text:p text:style-name="P15">Il a des feuilles étroites d'aiguilles, généralement vert menthe. Il pousse aussi de grandes fleurs, qui peuvent être jaune foncé, gris clair et violet foncé.</text:p>
      <text:p text:style-name="P16"/>
      <text:p text:style-name="P15">Ces plantes poussent en petits groupes, mais il est difficile, surtout sans expérience, de contrôler et de maintenir leur croissance.</text:p>
      <text:p text:style-name="P15">Ils peuvent être utilisés pour traiter les plaies.</text:p>
      <text:p text:style-name="P16"/>
      <text:p text:style-name="P15">En tant que mécanisme de défense, l'Eichornia Glyptostroboides a un goût très amer.</text:p>
      <text:p text:style-name="P2">Ils comptent sur les vents pour emporter leurs graines pour se reproduire. Une fois pollinisées, elles produisent de petites noix non comestibles.</text:p>
      <text:p text:style-name="P2"><text:bookmark text:name="tw-target-text5"/><text:span text:style-name="T3">La Fuchsia Betonicifolia </text:span>est une plante extrêmement rare et énorme et peut être trouvée dans des cavernes et d'autres endroits sombres. Il fleurit une fois par an, pendant 5 mois.</text:p>
      <text:p text:style-name="P15">Il a de grandes feuilles en forme de coeur, qui sont généralement émeraude. Il pousse également des fleurs assez petites, qui peuvent être gris foncé, orange, or foncé et bleu foncé.</text:p>
      <text:p text:style-name="P16"/>
      <text:p text:style-name="P15">Ces plantes poussent seules, mais à une distance décente l'une de l'autre, mais il est compliqué de contrôler et de maintenir leur croissance.</text:p>
      <text:p text:style-name="P15">Ils peuvent être utilisés pour traiter les plaies.</text:p>
      <text:p text:style-name="P16"/>
      <text:p text:style-name="P15">En tant que mécanisme de défense, la Fuchsia Betonicifolia a un goût horrible lorsqu'elle est consommée crue.</text:p>
      <text:p text:style-name="P2">Ils comptent sur les courants d'eau pour transporter leurs graines loin de se reproduire. Une fois pollinisées, elles produisent des fruits assez gros et délicieux.</text:p>
      <text:p text:style-name="P2"/>
      <text:p text:style-name="P2"><text:bookmark text:name="tw-target-text6"/><text:span text:style-name="T3">Le Doctamnus Borbonia </text:span>est une plante extrêmement commune et énorme et peut être trouvé n'importe où près des rivières et des lacs. Il fleurit deux fois par an, pendant deux mois.</text:p>
      <text:p text:style-name="P15">Il a des feuilles minces et appariées, qui sont généralement vertes de pin. Il pousse également des fleurs de taille décente, qui peuvent être bronze foncé, brun et violet clair.</text:p>
      <text:p text:style-name="P16"/>
      <text:p text:style-name="P15">Ces plantes poussent en groupes énormes, mais il est vraiment difficile de contrôler et de maintenir leur croissance.</text:p>
      <text:p text:style-name="P15">Ils peuvent être brassés en tant que thé.</text:p>
      <text:p text:style-name="P16"/>
      <text:p text:style-name="P15">En tant que mécanisme de défense, le Doctamnus Borbonia produit une cire épaisse et collante.</text:p>
      <text:p text:style-name="P2">Ils comptent sur l'autopollinisation pour se reproduire. Une fois pollinisées, elles produisent des fruits assez gros et non comestibles.</text:p>
      <text:p text:style-name="P2"/>
      <text:p text:style-name="P2"><text:bookmark text:name="tw-target-text7"/><text:span text:style-name="T3">Le Coleus Alopecuroides </text:span>est une plante extrêmement rare, grande et peut être trouvé dans la plupart des régions sèches. Il fleurit une fois par an, pendant 4 mois.</text:p>
      <text:p text:style-name="P15"><text:soft-page-break/>Il a de grandes feuilles carrées, généralement vertes et blanches. Il pousse aussi de grandes fleurs, qui peuvent être brun clair, brun, or clair et jaune.</text:p>
      <text:p text:style-name="P16"/>
      <text:p text:style-name="P15">Ces plantes poussent en grands groupes, mais il est facile, même sans expérience, de contrôler et de maintenir leur croissance.</text:p>
      <text:p text:style-name="P15">Ils peuvent être utilisés pour nettoyer la terre.</text:p>
      <text:p text:style-name="P16"/>
      <text:p text:style-name="P15">En tant que mécanisme de défense, le Coleus Alopecuroides produit de petites épines.</text:p>
      <text:p text:style-name="P2">Ils comptent sur la pollinisation animale pour se reproduire. Pour favoriser la pollinisation, ils produisent des odeurs aromatiques.</text:p>
      <text:section text:style-name="Sect1" text:name="tw-target">
        <text:section text:style-name="Sect1" text:name="tw-target-text-container">
          <text:p text:style-name="P15"><text:bookmark text:name="tw-target-text8"/><text:span text:style-name="T3">Le Danae Loebneri </text:span>est une plante de taille moyenne extrêmement commune et peut être trouvé dans les endroits humides. Il fleurit deux fois par an, pendant une semaine.</text:p>
          <text:p text:style-name="P15">Il a des feuilles minces, en forme de coeur, qui sont généralement bleu-vert. Il pousse également des fleurs assez grandes, qui peuvent être violet foncé, or clair, orange clair, bronze et orange.</text:p>
          <text:p text:style-name="P16"/>
          <text:p text:style-name="P15">Ces plantes poussent en petit nombre, mais il est extrêmement facile de contrôler et de maintenir leur croissance.</text:p>
          <text:p text:style-name="P15">Ils peuvent être utilisés comme un énergisant lorsqu'ils sont consommés.</text:p>
          <text:p text:style-name="P16"/>
          <text:p text:style-name="P15">En tant que mécanisme de défense, le Danae Loebneri a une épaisse tige en bois.</text:p>
          <text:p text:style-name="P2">Ils comptent sur les courants d'eau pour transporter leurs graines loin de se reproduire. Une fois pollinisées, elles produisent de petites noix non comestibles.</text:p>
        </text:section>
      </text:section>
      <text:p text:style-name="P2"><text:bookmark text:name="tw-target-text9"/><text:span text:style-name="T3">Le Forsythia Psycodes </text:span>est une petite plante très commune et peut être trouvé n'importe où près des rivières. Il fleurit une fois par an, pendant 2 semaines.</text:p>
      <text:p text:style-name="P15">Il a de minuscules feuilles elliptiques, généralement vert olive. Il pousse également de petites fleurs, qui peuvent être violet foncé, orange foncé, rouge clair.</text:p>
      <text:p text:style-name="P16"/>
      <text:p text:style-name="P15">Ces plantes poussent en petits groupes, mais il est un peu difficile de contrôler et de maintenir leur croissance.</text:p>
      <text:p text:style-name="P15">Ils peuvent être brassés en tant que thé.</text:p>
      <text:p text:style-name="P16"/>
      <text:p text:style-name="P15">En tant que mécanisme de défense, le Forsythia Psycodes produit de grosses épines.</text:p>
      <text:p text:style-name="P2">Ils comptent sur l'autopollinisation pour se reproduire. Une fois pollinisées, elles produisent de petits fruits non comestibles.</text:p>
      <text:p text:style-name="P2"><text:bookmark text:name="tw-target-text10"/><text:span text:style-name="T3">L'Escaphis Arboreus </text:span>est une plante extrêmement commune et modeste et peut être trouvée presque n'importe où. Il fleurit à la fin de l'hiver.</text:p>
      <text:p text:style-name="P15">Il a de fines feuilles palmées, généralement vert foncé. Il pousse aussi de petites fleurs, qui peuvent être brun foncé, bronze et violet foncé.</text:p>
      <text:p text:style-name="P16"/>
      <text:p text:style-name="P15">Ces plantes poussent en petit nombre, mais il est vraiment difficile de contrôler et de maintenir leur croissance.</text:p>
      <text:p text:style-name="P15">Ils peuvent être utilisés comme un énergisant lorsqu'il est bu comme du thé.</text:p>
      <text:p text:style-name="P16"/>
      <text:p text:style-name="P15">En tant que mécanisme de défense, l'Escaphis Arboreus a un goût extrêmement aigre.</text:p>
      <text:p text:style-name="P2">Ils comptent sur le clonage eux-mêmes en cultivant un nouveau spécimen à reproduire.</text:p>
      <text:p text:style-name="P2"><text:bookmark text:name="tw-target-text11"/><text:span text:style-name="T3">Le Carpinus Glaberrima</text:span> est une plante minuscule extrêmement commune et peut être trouvé dans <text:soft-page-break/>la plupart des montagnes. Il fleurit deux fois par an, pendant une semaine.</text:p>
      <text:p text:style-name="P15">Il a de larges feuilles émoussées, généralement vert olive. Il pousse également de petites fleurs, qui peuvent être de l'argent foncé, orange clair, violet clair, brun clair et bleu clair.</text:p>
      <text:p text:style-name="P16"/>
      <text:p text:style-name="P15">Ces plantes poussent en grands groupes, mais il est extrêmement difficile de contrôler et de maintenir leur croissance.</text:p>
      <text:p text:style-name="P15">Ils peuvent être utilisés comme médicaments.</text:p>
      <text:p text:style-name="P16"/>
      <text:p text:style-name="P15">En tant que mécanisme de défense, le Carpinus Glaberrima peut effondrer ses fleurs lorsqu'il détecte des vibrations.</text:p>
      <text:p text:style-name="P2">Ils comptent sur les vents pour emporter leurs graines pour se reproduire. Une fois pollinisées, elles produisent de petites noix non comestibles.</text:p>
      <text:p text:style-name="P2"><text:bookmark text:name="tw-target-text12"/><text:span text:style-name="T3">Le Ceanothus Incana </text:span>est une plante rare et énorme que l'on ne trouve que dans certaines forêts. Il fleurit à la fin du printemps.</text:p>
      <text:p text:style-name="P15">Il a de petites feuilles palmées, généralement vertes et blanches. Il pousse aussi de petites fleurs, qui peuvent être argentées et rouge foncé.</text:p>
      <text:p text:style-name="P16"/>
      <text:p text:style-name="P15">Ces plantes poussent seules, mais à une distance décente l'une de l'autre, mais il est compliqué de contrôler et de maintenir leur croissance.</text:p>
      <text:p text:style-name="P15">Ils peuvent être séchés et utilisés en cuisine.</text:p>
      <text:p text:style-name="P16"/>
      <text:p text:style-name="P15">En tant que mécanisme de défense, le Ceanothus Incana a une épaisse tige en bois.</text:p>
      <text:p text:style-name="P2">Ils comptent sur la pollinisation du vent pour se reproduire. Une fois pollinisées, elles produisent des fruits assez gros et non comestibles</text:p>
      <text:p text:style-name="P2"><text:bookmark text:name="tw-target-text13"/><text:span text:style-name="T3">Le Clathroides de Dahlia</text:span> est une plante rare et modeste et peut être trouvé seulement aux frontières de lac. Il fleurit une fois par an, pendant 3 mois.</text:p>
      <text:p text:style-name="P15">Il a des feuilles épaisses, en forme de faucille, qui sont généralement jaune foncé. Il pousse aussi des fleurs énormes, qui peuvent être rose foncé, bronze foncé et rouge foncé.</text:p>
      <text:p text:style-name="P16"/>
      <text:p text:style-name="P15">Ces plantes poussent en nombre décent, mais il est facile de contrôler et de maintenir leur croissance.</text:p>
      <text:p text:style-name="P15">Ils peuvent être utilisés comme hallucinogène.</text:p>
      <text:p text:style-name="P16"/>
      <text:p text:style-name="P15">En tant que mécanisme de défense, le Dahlia Clethroides produit une cire épaisse et collante.</text:p>
      <text:p text:style-name="P2">Ils comptent sur les courants d'eau pour transporter leurs graines loin de se reproduire. Une fois pollinisées, elles produisent des noix assez grosses et non comestibles.</text:p>
      <text:p text:style-name="P2"><text:span text:style-name="T3">La Commelina Integrifolium</text:span> est une plante très rare de taille moyenne et peut être trouvée dans la plupart des régions enneigées. Il fleurit une fois par an, pendant 5 mois.</text:p>
      <text:p text:style-name="P15">Il a de grandes feuilles pointues, généralement bleu-vert. Il pousse aussi des fleurs assez grandes, qui peuvent être gris, or clair et argent clair.</text:p>
      <text:p text:style-name="P16"/>
      <text:p text:style-name="P15">Ces plantes poussent en nombre décent, mais il est vraiment difficile de contrôler et de maintenir leur croissance.</text:p>
      <text:p text:style-name="P15">Ils n'ont aucun usage réel, outre leur esthétique.</text:p>
      <text:p text:style-name="P16"/>
      <text:p text:style-name="P15"><text:soft-page-break/>En tant que mécanisme de défense, le Commelina Integrifolium peut effondrer ses fleurs lorsqu'il détecte des vibrations.</text:p>
      <text:p text:style-name="P2">Ils comptent sur la pollinisation du vent pour se reproduire. Une fois pollinisées, elles poussent assez grandes, de délicieuses noix</text:p>
      <text:p text:style-name="P2"/>
      <text:p text:style-name="P2"><text:bookmark text:name="tw-target-text15"/><text:span text:style-name="T3">L'Epimedium Punicea</text:span> est une plante extrêmement rare, de taille moyenne et peut être trouvée n'importe où près des lacs. Il fleurit deux fois par an, pendant deux mois.</text:p>
      <text:p text:style-name="P15">Il a de petites feuilles en forme de barbe, généralement bleu-vert. Il pousse aussi des fleurs énormes, qui peuvent être jaune foncé, orange clair, blanc et bronze foncé.</text:p>
      <text:p text:style-name="P16"/>
      <text:p text:style-name="P15">Ces plantes poussent en groupes énormes, mais il est extrêmement facile de contrôler et de maintenir leur croissance.</text:p>
      <text:p text:style-name="P15">Ils peuvent être utilisés pour soulager la douleur.</text:p>
      <text:p text:style-name="P16"/>
      <text:p text:style-name="P15">En tant que mécanisme de défense, l'Epimedium Punicea a un goût extrêmement aigre.</text:p>
      <text:p text:style-name="P2">Ils comptent sur les vents pour emporter leurs graines pour se reproduire. Une fois pollinisées, elles produisent des fruits assez gros et délicieux.</text:p>
      <text:p text:style-name="P2"><text:span text:style-name="T3">Eleocharis Sinensis</text:span> est une plante extrêmement commune et énorme et peut être trouvée dans les endroits humides. Il fleurit une fois par an, pendant 1 semaine.</text:p>
      <text:p text:style-name="P15">Il a d'énormes feuilles en forme de coin, qui sont généralement vert menthe. Il pousse aussi des fleurs assez petites, qui peuvent être brun clair, bleu clair, blanc et gris.</text:p>
      <text:p text:style-name="P16"/>
      <text:p text:style-name="P15">Ces plantes poussent séparées à une assez grande distance les unes des autres, mais ce n'est pas un problème pour contrôler et maintenir leur croissance.</text:p>
      <text:p text:style-name="P15">Ils peuvent être utilisés comme anesthésique.</text:p>
      <text:p text:style-name="P16"/>
      <text:p text:style-name="P15">En tant que mécanisme de défense, l'Eleocharis Sinensis produit de minuscules épines.</text:p>
      <text:p text:style-name="P2">Ils comptent sur les vents pour emporter leurs graines pour se reproduire. Une fois pollinisées, elles produisent de petits fruits non comestibles.</text:p>
      <text:p text:style-name="P2"><text:span text:style-name="T3">Le Fraxinus Lutea </text:span>est une plante peu commune et de taille moyenne et ne se trouve que sur les petit lac <text:s/>Il fleurit une fois par an, pendant 2 mois.</text:p>
      <text:p text:style-name="P15">Il a des feuilles épaisses et émoussées, généralement émeraude. Il pousse également des fleurs de taille décente, qui peuvent être or clair, argent foncé, rouge foncé et orange.</text:p>
      <text:p text:style-name="P16"/>
      <text:p text:style-name="P15">Ces plantes poussent en petits groupes, mais il est très facile de contrôler et de maintenir leur croissance.</text:p>
      <text:p text:style-name="P15">Ils peuvent être utilisés comme hallucinogène.</text:p>
      <text:p text:style-name="P16"/>
      <text:p text:style-name="P15">En tant que mécanisme de défense, le Fraxinus Lutea produit de petites épines.</text:p>
      <text:p text:style-name="P2">Ils comptent sur l'autopollinisation pour se reproduire. Une fois pollinisées, elles se développent délicieusement, de petits fruits.</text:p>
      <text:p text:style-name="P2"><text:bookmark text:name="tw-target-text17"/><text:span text:style-name="T3">Le Glabra Chasmanthe </text:span>est une plante très rare, énorme et peut être trouvé presque n'importe où. Il fleurit au début de l'été.</text:p>
      <text:p text:style-name="P15"><text:soft-page-break/>Il a de grandes feuilles en forme d'éventail, qui sont généralement vert sapin. Il pousse aussi de grandes fleurs, qui peuvent être jaune clair, rouge et brun clair.</text:p>
      <text:p text:style-name="P16"/>
      <text:p text:style-name="P15">Ces plantes poussent à courte distance les unes des autres, mais il est difficile de contrôler et de maintenir leur croissance.</text:p>
      <text:p text:style-name="P15">Ils n'ont aucune utilité, mais sentent bon.</text:p>
      <text:p text:style-name="P16"/>
      <text:p text:style-name="P15">En tant que mécanisme de défense, le Chasmanthe Glabra pousse des feuilles glissantes pour empêcher les insectes de les manger facilement.</text:p>
      <text:p text:style-name="P2">Ils comptent sur le clonage eux-mêmes en cultivant un nouveau spécimen à reproduire.</text:p>
      <text:section text:style-name="Sect1" text:name="Section1">
        <text:section text:style-name="Sect1" text:name="Section2">
          <text:p text:style-name="P15"><text:bookmark text:name="tw-target-text18"/><text:bookmark text:name="tw-target-text-container"/><text:span text:style-name="T3">La Cydonia Carolinensis </text:span>est une plante extrêmement commune et de grande taille que l'on peut trouver presque partout. Il fleurit deux fois par an, pendant deux mois.</text:p>
          <text:p text:style-name="P15">Il a de petites feuilles en forme de barbe, qui sont généralement jaune foncé. Il pousse également de petites fleurs, qui peuvent être violet clair, argent foncé, rose foncé et brun clair.</text:p>
          <text:p text:style-name="P16"/>
          <text:p text:style-name="P15">Ces plantes poussent en grand nombre, mais il est vraiment difficile de contrôler et de maintenir leur croissance.</text:p>
          <text:p text:style-name="P15">Ils peuvent être séchés et utilisés en cuisine.</text:p>
          <text:p text:style-name="P16"/>
          <text:p text:style-name="P15">En tant que mécanisme de défense, Cydonia Carolinensis pousse des feuilles glissantes pour empêcher les insectes de les manger facilement.</text:p>
          <text:p text:style-name="P2">Ils comptent sur l'autopollinisation pour se reproduire. Une fois pollinisées, elles produisent des fruits assez gros et non comestibles.</text:p>
          <text:p text:style-name="P2"><text:bookmark text:name="tw-target-text14"/><text:span text:style-name="T3">L'Echinecea Canescens</text:span> est une plante très rare et modeste que l'on trouve dans la plupart des régions enneigées. Il fleurit à la fin du printemps.</text:p>
        </text:section>
      </text:section>
      <text:p text:style-name="P15">Il a de grandes feuilles appariées, qui sont généralement jaune-vert. Il pousse aussi de petites fleurs, qui peuvent être jaune foncé, jaune clair, argent foncé et or foncé.</text:p>
      <text:p text:style-name="P16"/>
      <text:p text:style-name="P15">Ces plantes poussent en petit nombre, mais il est assez facile de contrôler et de maintenir leur croissance.</text:p>
      <text:p text:style-name="P15">Ils peuvent être consommés pour soulager un mal de gorge.</text:p>
      <text:p text:style-name="P16"/>
      <text:p text:style-name="P15">En tant que mécanisme de défense, l'Echinecea Canescens dépend principalement de son environnement pour survivre.</text:p>
      <text:p text:style-name="P2">Ils comptent sur le clonage eux-mêmes en cultivant un nouveau spécimen à reproduire</text:p>
      <text:p text:style-name="P2"><text:bookmark text:name="tw-target-text19"/><text:span text:style-name="T3">Le Chicorium Alopecuroides</text:span> est une plante géante extrêmement rare et peut être trouvé principalement dans les zone de neige Il fleurit à la fin de l'été.</text:p>
      <text:p text:style-name="P15">Il a de minuscules feuilles elliptiques, qui sont généralement vert citron. Il pousse aussi de petites fleurs, qui peuvent être gris clair, violet clair et rose.</text:p>
      <text:p text:style-name="P16"/>
      <text:p text:style-name="P15">Ces plantes poussent à courte distance les unes des autres, mais il est difficile de contrôler et de maintenir leur croissance.</text:p>
      <text:p text:style-name="P15">Ils peuvent être cuisinés et mangés.</text:p>
      <text:p text:style-name="P16"/>
      <text:p text:style-name="P15">En tant que mécanisme de défense, le Chicorium Alopecuroides imite l'apparence générale d'une plante différente et toxique.</text:p>
      <text:p text:style-name="P2">Ils comptent sur la pollinisation du vent pour se reproduire. Une fois pollinisées, elles produisent <text:soft-page-break/>des fruits assez gros et non comestibles.</text:p>
      <text:p text:style-name="P2"><text:bookmark text:name="tw-target-text20"/><text:span text:style-name="T3">Le Cypredium Caeruleum</text:span> est une plante rare et rare que l'on ne trouve que dans les régions très humides. Il fleurit une fois par an, pendant 5 mois.</text:p>
      <text:p text:style-name="P15">Il a des feuilles épaisses, elliptiques, qui sont généralement vert foncé. Il pousse aussi de grandes fleurs, qui peuvent être noires, bleu clair, or et bronze.</text:p>
      <text:p text:style-name="P16"/>
      <text:p text:style-name="P15">Ces plantes poussent à courte distance les unes des autres, mais il est assez difficile de contrôler et de maintenir leur croissance.</text:p>
      <text:p text:style-name="P15">Ils ne servent à rien, mais ils sont beaux dans les jardins.</text:p>
      <text:p text:style-name="P16"/>
      <text:p text:style-name="P15">En tant que mécanisme de défense, le Cypredium Caeruleum produit de petites épines.</text:p>
      <text:p text:style-name="P2">Ils comptent sur la pollinisation animale pour se reproduire. Une fois pollinisées, elles se développent délicieusement, de petits fruits.</text:p>
      <text:p text:style-name="P2"><text:bookmark text:name="tw-target-text21"/><text:span text:style-name="T3">L'Epifagus Denudata</text:span> est une plante rare et énorme que l'on ne trouve que dans certaines forêts. Il fleurit à la fin de l'automne.</text:p>
      <text:p text:style-name="P15">Il a de petites feuilles triangulaires, qui sont généralement jaune foncé. Il pousse aussi des fleurs assez petites, qui peuvent être bleu clair, argent foncé et blanc.</text:p>
      <text:p text:style-name="P16"/>
      <text:p text:style-name="P15">Ces plantes poussent en grand nombre, mais il est difficile de contrôler et de maintenir leur croissance.</text:p>
      <text:p text:style-name="P15">Ils peuvent être utilisés pour soulager la douleur.</text:p>
      <text:p text:style-name="P16"/>
      <text:p text:style-name="P15">En tant que mécanisme de défense, l'Epifagus Denudata imite l'apparence générale d'une plante différente et toxique.</text:p>
      <text:p text:style-name="P2">Ils comptent sur la pollinisation du vent pour se reproduire. Une fois pollinisées, elles produisent de petites noix délicieuses.</text:p>
      <text:p text:style-name="P2"><text:bookmark text:name="tw-target-text22"/><text:span text:style-name="T3">Le Dahlia Floridulus</text:span> est une plante rare et petite et peut être trouvée uniquement dans les grottes. Il fleurit une fois par an, pendant 1 mois.</text:p>
      <text:p text:style-name="P15">Il a des feuilles étroites et rondes, généralement jaune-vert. Il pousse également des fleurs assez grandes, qui peuvent être violet, bronze et or clair.</text:p>
      <text:p text:style-name="P16"/>
      <text:p text:style-name="P15">Ces plantes poussent séparées à une assez grande distance les unes des autres, mais il est assez simple de contrôler et de maintenir leur croissance.</text:p>
      <text:p text:style-name="P15">Ils peuvent être utilisés comme médicaments.</text:p>
      <text:p text:style-name="P16"/>
      <text:p text:style-name="P15">En tant que mécanisme de défense, le Dahlia Floridulus produit de petites épines.</text:p>
      <text:p text:style-name="P2">Ils comptent sur la pollinisation du vent pour se reproduire. Une fois pollinisées, elles produisent des noix assez grosses et non comestibles.</text:p>
      <text:p text:style-name="P2"><text:bookmark text:name="tw-target-text23"/><text:span text:style-name="T3">L'Eranthis Hupehensis</text:span> est une plante commune et modeste et peut être trouvée dans la plupart des régions chaudes ou tres froide. Il fleurit une fois par an, pendant 2 mois.</text:p>
      <text:p text:style-name="P15">Il a de petites feuilles émoussées, généralement jaune clair. Il pousse également de petites fleurs, qui peuvent être de l'argent foncé, rose foncé, rose clair et rouge foncé.</text:p>
      <text:p text:style-name="P16"/>
      <text:p text:style-name="P15">Ces plantes poussent en grand nombre, mais il est extrêmement difficile de contrôler et de maintenir <text:soft-page-break/>leur croissance.</text:p>
      <text:p text:style-name="P15">Ils peuvent être séchés et utilisés en cuisine.</text:p>
      <text:p text:style-name="P16"/>
      <text:p text:style-name="P15">En tant que mécanisme de défense, les Eranthis Hupehensis poussent des feuilles glissantes pour empêcher les insectes de les manger facilement.</text:p>
      <text:p text:style-name="P2">Ils comptent sur les courants d'eau pour transporter leurs graines loin de se reproduire. Une fois pollinisées, elles produisent des noix assez grosses et non comestibles.</text:p>
      <text:p text:style-name="P2"><text:bookmark text:name="tw-target-text24"/><text:span text:style-name="T3">L'Eleagnus Divaricata </text:span>est une plante énorme extrêmement rare et peut être trouvée n'importe où près des rivières. Il fleurit à la fin du printemps.</text:p>
      <text:p text:style-name="P15">Il a de petites feuilles pointues, qui sont généralement vert foncé. Il pousse aussi de petites fleurs, qui peuvent être gris foncé, gris, bleu foncé et rouge.</text:p>
      <text:p text:style-name="P16"/>
      <text:p text:style-name="P15">Ces plantes poussent en petit nombre, mais il est facile de contrôler et de maintenir leur croissance.</text:p>
      <text:p text:style-name="P15">Ils peuvent être utilisés pour soulager la douleur.</text:p>
      <text:p text:style-name="P16"/>
      <text:p text:style-name="P15">En tant que mécanisme de défense, Eleagnus Divaricata produit de petites épines.</text:p>
      <text:p text:style-name="P2">Ils comptent sur les courants d'eau pour transporter leurs graines loin de se reproduire. Une fois pollinisées, elles produisent des noix assez grosses et délicieuses.</text:p>
      <text:p text:style-name="P2"><text:bookmark text:name="tw-target-text25"/><text:span text:style-name="T3">L'Eucalyptus Aquifolium</text:span> est une plante minuscule très commune et peut être trouvée pratiquement n'importe où. Il fleurit deux fois par an, pendant une semaine.</text:p>
      <text:p text:style-name="P15">Il a de minuscules feuilles appariées, généralement orange clair. Il pousse aussi des fleurs de taille décente, qui peuvent être brun et or clair.</text:p>
      <text:p text:style-name="P16"/>
      <text:p text:style-name="P15">Ces plantes poussent en nombre décent, mais il est difficile de contrôler et de maintenir leur croissance.</text:p>
      <text:p text:style-name="P15">Ils n'ont aucun usage réel, outre leur esthétique.</text:p>
      <text:p text:style-name="P16"/>
      <text:p text:style-name="P15">En tant que mécanisme de défense, l'Eucalyptus Aquifolium pousse des poils urticants, comme une ortie.</text:p>
      <text:p text:style-name="P2">Ils comptent sur les courants d'eau pour transporter leurs graines loin de se reproduire. Une fois pollinisées, elles produisent de petits fruits non comestibles.</text:p>
      <text:p text:style-name="P2"><text:bookmark text:name="tw-target-text26"/><text:span text:style-name="T3">Le Carduus Domestica</text:span> est une grande plante extrêmement rare et peut être trouvé n'importe où près des lacs. Il fleurit à la fin de l'été.</text:p>
      <text:p text:style-name="P15">Il a des feuilles minces et carrées, qui sont généralement vert clair. Il pousse aussi de petites fleurs, qui peuvent être dorées, grises, bronze foncé.</text:p>
      <text:p text:style-name="P16"/>
      <text:p text:style-name="P15">Ces plantes poussent à une distance assez éloignée les unes des autres, mais il est un peu difficile de contrôler et de maintenir leur croissance.</text:p>
      <text:p text:style-name="P15">Ils peuvent être utilisés comme un énergisant lorsqu'ils sont consommés.</text:p>
      <text:p text:style-name="P16"/>
      <text:p text:style-name="P15">En tant que mécanisme de défense, le Carduus Domestica a une épaisse tige en bois.</text:p>
      <text:p text:style-name="P2">Ils comptent sur les courants d'eau pour transporter leurs graines loin de se reproduire. Une fois pollinisées, elles produisent des noix assez grosses et non comestibles.</text:p>
      <text:p text:style-name="P2"/>
      <text:p text:style-name="P2"><text:bookmark text:name="tw-target-text27"/><text:soft-page-break/><text:span text:style-name="T3">L'Elaegnus Bipinnatifida</text:span> est une plante très rare et modeste que l'on peut trouver dans la plupart des hautes terres. Il fleurit une fois par an, pendant 5 mois.</text:p>
      <text:p text:style-name="P15">Il a des feuilles épaisses et émoussées, généralement de couleur rouge clair. Il pousse aussi des fleurs énormes, qui peuvent être bleues, jaune foncé.</text:p>
      <text:p text:style-name="P16"/>
      <text:p text:style-name="P15">Ces plantes poussent séparées à une assez grande distance les unes des autres, mais il est compliqué de contrôler et de maintenir leur croissance.</text:p>
      <text:p text:style-name="P15">Ils peuvent être utilisés comme anesthésique.</text:p>
      <text:p text:style-name="P16"/>
      <text:p text:style-name="P15">En tant que mécanisme de défense, l'Elaegnus Bipinnatifida a un goût extrêmement aigre.</text:p>
      <text:p text:style-name="P2">Ils comptent sur les courants d'eau pour transporter leurs graines loin de se reproduire. Une fois pollinisées, elles produisent de petites noix non comestibles.</text:p>
      <text:p text:style-name="P2"><text:bookmark text:name="tw-target-text28"/><text:span text:style-name="T3">Le Clifonia Ciliata </text:span>est une plante commune, grande et peut être trouvé dans la plupart des foret <text:s/>chaude Il fleurit deux fois par an, pendant une semaine.</text:p>
      <text:p text:style-name="P15">Il a d'énormes feuilles en forme de cuillère, généralement orange clair. Il pousse aussi des fleurs assez petites, qui peuvent être en bronze, violet foncé, argent clair et gris clair.</text:p>
      <text:p text:style-name="P16"/>
      <text:p text:style-name="P15">Ces plantes poussent en groupes énormes, mais ce n'est pas un problème pour contrôler et maintenir leur croissance.</text:p>
      <text:p text:style-name="P15">Ils peuvent être utilisés pour soulager la douleur.</text:p>
      <text:p text:style-name="P16"/>
      <text:p text:style-name="P15">En tant que mécanisme de défense, le Clifonia Ciliata peut effondrer ses fleurs lorsqu'il détecte des vibrations.</text:p>
      <text:p text:style-name="P2">Ils comptent sur le clonage eux-mêmes en cultivant un nouveau spécimen à reproduire.</text:p>
      <text:p text:style-name="P2"><text:bookmark text:name="tw-target-text29"/><text:span text:style-name="T3">L'Echinecea Delavayi </text:span>est une petite plante extrêmement rare et peut être trouvée dans la plupart des régions chaudes. Il fleurit une fois par an, pendant 6 mois.</text:p>
      <text:p text:style-name="P15">Il a des feuilles étroites, en forme d'oeuf, qui sont généralement jaune-vert. Il pousse également des fleurs assez petites, qui peuvent être gris et jaune foncé.</text:p>
      <text:p text:style-name="P16"/>
      <text:p text:style-name="P15">Ces plantes poussent en petit nombre, mais il est vraiment difficile de contrôler et de maintenir leur croissance.</text:p>
      <text:p text:style-name="P15">Ils n'ont aucun usage réel.</text:p>
      <text:p text:style-name="P16"/>
      <text:p text:style-name="P15">En tant que mécanisme de défense, Echinecea Delavayi pousse des épines épaisses.</text:p>
      <text:p text:style-name="P2">Ils comptent sur l'autopollinisation pour se reproduire. Une fois pollinisées, elles produisent des noix assez grosses et non comestibles.</text:p>
      <text:p text:style-name="P2"><text:bookmark text:name="tw-target-text30"/><text:span text:style-name="T3">L'Eschscholzia Salicaria</text:span> est une plante minuscule rare et ne peut être trouvée que dans certaines régions subarctiques. Il fleurit au début de l'hiver.</text:p>
      <text:p text:style-name="P15">Il a d'énormes feuilles elliptiques, généralement orange clair. Il pousse aussi des fleurs assez grandes, qui peuvent être de couleur bronze, rouge et rose.</text:p>
      <text:p text:style-name="P16"/>
      <text:p text:style-name="P15">Ces plantes poussent en petits groupes, mais ce n'est pas un problème pour contrôler et maintenir leur croissance.</text:p>
      <text:p text:style-name="P15">Ils n'ont aucune utilité, mais sentent bon.</text:p>
      <text:p text:style-name="P16"/>
      <text:p text:style-name="P15"><text:soft-page-break/>En tant que mécanisme de défense, Eschscholzia Salicaria imite l'apparence générale d'une plante différente et toxique.</text:p>
      <text:p text:style-name="P2">Ils comptent sur les courants d'eau pour transporter leurs graines loin de se reproduire. Une fois pollinisées, elles produisent des noix assez grosses et délicieuses.</text:p>
      <text:p text:style-name="P1"><text:bookmark text:name="tw-target-text16"/><text:span text:style-name="T5">La Fatsia Fruticosa</text:span><text:span text:style-name="T6"> est une plante très rare, de taille moyenne et peut être trouvée n'importe où près des rivières et des lacs. Il fleurit une fois par an, pendant 2 semaines.</text:span></text:p>
      <text:p text:style-name="P15">Il a des feuilles minces, émoussées boutonnées, qui sont généralement jaune foncé. Il pousse aussi de grandes fleurs, qui peuvent être jaune foncé, violet foncé et rose pâle.</text:p>
      <text:p text:style-name="P16"/>
      <text:p text:style-name="P15">Ces plantes poussent en petits groupes, mais il est difficile de contrôler et de maintenir leur croissance.</text:p>
      <text:p text:style-name="P15">Ils peuvent être utilisés pour nettoyer la terre.</text:p>
      <text:p text:style-name="P16"/>
      <text:p text:style-name="P15">En tant que mécanisme de défense, la Fatsia Fruticosa produit de petites épines.</text:p>
      <text:p text:style-name="P2">Ils comptent sur la pollinisation du vent pour se reproduire. Une fois pollinisées, elles produisent de petites noix délicieuses</text:p>
      <text:p text:style-name="P2"><text:bookmark text:name="tw-target-text31"/><text:span text:style-name="T3">La Forsythia Monticola</text:span> est une plante géante peu commune et ne peut être trouvée que dans certaines savanes. Il fleurit deux fois par an, pendant deux mois.</text:p>
      <text:p text:style-name="P15">Il a de grandes feuilles émoussées, émeraude. Il pousse aussi de grandes fleurs, qui peuvent être jaune clair, jaune foncé, violet foncé et rouge.</text:p>
      <text:p text:style-name="P16"/>
      <text:p text:style-name="P15">Ces plantes poussent à courte distance les unes des autres, mais il est difficile de contrôler et de maintenir leur croissance.</text:p>
      <text:p text:style-name="P15">Ils peuvent être utilisés pour se détendre.</text:p>
      <text:p text:style-name="P16"/>
      <text:p text:style-name="P15">En tant que mécanisme de défense, la Forsythia Monticola pousse de grosses épines.</text:p>
      <text:p text:style-name="P2">Ils comptent sur la pollinisation du vent pour se reproduire. Une fois pollinisées, elles produisent des fruits assez gros et délicieux.</text:p>
      <text:p text:style-name="P2"><text:bookmark text:name="tw-target-text32"/><text:span text:style-name="T3">Le Cornus Taeda</text:span> est une plante très commune et modeste et peut être trouvé presque n'importe où. Il fleurit une fois par an, pendant 5 mois.</text:p>
      <text:p text:style-name="P15">Il a de grandes feuilles de rosette, qui sont généralement jaune clair. Il pousse également des fleurs de taille décente, qui peuvent être orange foncé, bleu et marron.</text:p>
      <text:p text:style-name="P16"/>
      <text:p text:style-name="P15">Ces plantes poussent en petits groupes, mais il est un peu difficile de contrôler et de maintenir leur croissance.</text:p>
      <text:p text:style-name="P15">Ils peuvent être utilisés pour soulager la douleur.</text:p>
      <text:p text:style-name="P16"/>
      <text:p text:style-name="P15">En tant que mécanisme de défense, le Cornus Taeda produit de petites épines.</text:p>
      <text:p text:style-name="P2">Ils comptent sur les courants d'eau pour transporter leurs graines loin de se reproduire. Une fois pollinisées, elles se développent délicieusement, de petits fruits.</text:p>
      <text:p text:style-name="P2"><text:bookmark text:name="tw-target-text33"/><text:span text:style-name="T3">Le Chicorium Mugo </text:span>est une plante haute extrêmement rare et peut être trouvée dans la plupart des régions sèches. Il fleurit à la fin de l'automne.</text:p>
      <text:p text:style-name="P15">Il a d'énormes feuilles d'aiguilles, qui sont généralement jaune-vert. Il pousse également des fleurs assez grandes, qui peuvent être rose foncé, orange, blanc, bronze foncé et argent clair.</text:p>
      <text:p text:style-name="P16"><text:soft-page-break/></text:p>
      <text:p text:style-name="P15">Ces plantes poussent en petits groupes, mais il est facile de contrôler et de maintenir leur croissance.</text:p>
      <text:p text:style-name="P15">Ils peuvent être utilisés comme un énergisant lorsqu'il est bu comme du thé.</text:p>
      <text:p text:style-name="P16"/>
      <text:p text:style-name="P15">En tant que mécanisme de défense, le Chicorium Mugo est toxique pour la plupart des créatures.</text:p>
      <text:p text:style-name="P2">Ils comptent sur l'autopollinisation pour se reproduire. Une fois pollinisés, ils deviennent assez gros, des noix non comestibles</text:p>
      <text:p text:style-name="P2"><text:bookmark text:name="tw-target-text34"/><text:span text:style-name="T3">L'Euptellea Struthiopteris </text:span>est une plante de taille moyenne extrêmement commune et peut être trouvée principalement dans les marécages. Il fleurit à la fin de l'été.</text:p>
      <text:p text:style-name="P15">Il a de grandes feuilles ovales, qui sont généralement orange foncé. Il pousse également de petites fleurs, qui peuvent être brun foncé et or foncé.</text:p>
      <text:p text:style-name="P16"/>
      <text:p text:style-name="P15">Ces plantes poussent en grands groupes, mais il est très facile de contrôler et de maintenir leur croissance.</text:p>
      <text:p text:style-name="P15">Ils peuvent être utilisés comme ingrédient culinaire, semblable aux herbes.</text:p>
      <text:p text:style-name="P16"/>
      <text:p text:style-name="P15">En tant que mécanisme de défense, l'Euptellea Struthiopteris imite l'apparence générale d'une plante différente et toxique.</text:p>
      <text:p text:style-name="P2">Ils comptent sur la pollinisation du vent pour se reproduire. Une fois pollinisées, elles produisent des fruits assez gros et délicieux.</text:p>
      <text:p text:style-name="P2"/>
      <text:p text:style-name="P2"><text:bookmark text:name="tw-target-text35"/><text:span text:style-name="T3">La Cassia Monticola </text:span>est une plante extrêmement commune et modeste et peut être trouvée pratiquement n'importe où. Il fleurit une fois par an, pendant 6 mois.</text:p>
      <text:p text:style-name="P15">Il a de minuscules feuilles trifoliées, généralement vert clair. Il pousse aussi de petites fleurs, qui peuvent être rouge clair, rose foncé et violet clair.</text:p>
      <text:p text:style-name="P16"/>
      <text:p text:style-name="P15">Ces plantes poussent en nombre décent, mais il est difficile de contrôler et de maintenir leur croissance.</text:p>
      <text:p text:style-name="P15">Ils peuvent être consommés pour soulager un mal de gorge.</text:p>
      <text:p text:style-name="P16"/>
      <text:p text:style-name="P15">En tant que mécanisme de défense, la Cassia Monticola produit de grosses épines.</text:p>
      <text:p text:style-name="P2">Ils comptent sur la pollinisation du vent pour se reproduire. Une fois pollinisées, elles produisent de petits fruits non comestibles.</text:p>
      <text:p text:style-name="P2"><text:bookmark text:name="tw-target-text36"/><text:span text:style-name="T3">L'Exochorda Pandorana</text:span> est une plante extrêmement commune, de taille moyenne et peut être trouvée dans n'importe quelle région froide. Il fleurit une fois par an, pendant 1 semaine.</text:p>
      <text:p text:style-name="P15">Il a de larges feuilles carrées, généralement vert menthe. Il pousse aussi des fleurs assez petites, qui peuvent être violet, rouge foncé, bronze clair et bleu.</text:p>
      <text:p text:style-name="P16"/>
      <text:p text:style-name="P15">Ces plantes poussent en grands groupes, mais il est un peu difficile de contrôler et de maintenir leur croissance.</text:p>
      <text:p text:style-name="P15">Ils peuvent être brassés en tant que thé.</text:p>
      <text:p text:style-name="P16"/>
      <text:p text:style-name="P15">En tant que mécanisme de défense, l'Exochorda Pandorana produit de petites épines.</text:p>
      <text:p text:style-name="P2">Ils comptent sur les vents pour emporter leurs graines pour se reproduire. Une fois pollinisées, elles produisent des fruits assez gros et non comestibles</text:p>
      <text:p text:style-name="P2"><text:bookmark text:name="tw-target-text37"/><text:soft-page-break/><text:span text:style-name="T3">L'Escallonia Betonicifolia</text:span> est une plante rare et modeste que l'on ne trouve que dans certaines toundras. Il fleurit à la fin de l'hiver.</text:p>
      <text:p text:style-name="P15">Il a de petites feuilles rondes, qui sont généralement orange clair. Il pousse aussi de grandes fleurs, qui peuvent être or, argent foncé et rose.</text:p>
      <text:p text:style-name="P16"/>
      <text:p text:style-name="P15">Ces plantes poussent en petit nombre, mais il est assez simple de contrôler et de maintenir leur croissance.</text:p>
      <text:p text:style-name="P15">Ils peuvent être utilisés pour se détendre.</text:p>
      <text:p text:style-name="P16"/>
      <text:p text:style-name="P15">En tant que mécanisme de défense, l'Escallonia Betonicifolia produit une cire épaisse et collante.</text:p>
      <text:p text:style-name="P2">Ils comptent sur le clonage eux-mêmes en cultivant un nouveau spécimen à reproduire.</text:p>
      <text:p text:style-name="P2"><text:bookmark text:name="tw-target-text38"/><text:span text:style-name="T3">Le Fagopyrum Didyma </text:span>est une plante très commune, grande et peut être trouvée dans la plupart des régions humides. Il fleurit une fois par an, pendant 1 mois.</text:p>
      <text:p text:style-name="P15">Il a de minuscules feuilles elliptiques, généralement orange foncé. Il pousse aussi de grandes fleurs, qui peuvent être rouges, grises, roses et argentées.</text:p>
      <text:p text:style-name="P16"/>
      <text:p text:style-name="P15">Ces plantes poussent seules, mais à une distance décente l'une de l'autre, mais il est difficile, surtout sans expérience, de contrôler et de maintenir leur croissance.</text:p>
      <text:p text:style-name="P15">Ils peuvent être utilisés comme un énergisant lorsqu'il est bu comme du thé.</text:p>
      <text:p text:style-name="P16"/>
      <text:p text:style-name="P15">En tant que mécanisme de défense, le goût Fagopyrum Didyma est très amer.</text:p>
      <text:p text:style-name="P2">Ils comptent sur le clonage eux-mêmes en cultivant un nouveau spécimen à reproduire</text:p>
      <text:p text:style-name="P2"><text:bookmark text:name="tw-target-text39"/><text:span text:style-name="T3">L'Euryale Intergrifolia</text:span> est une plante rare, grande et ne peut être trouvée que dans les endroits sombres et ombragés. Il fleurit au début de l'automne.</text:p>
      <text:p text:style-name="P15">Il a de petites feuilles en forme de coeur, qui sont généralement orange foncé. Il pousse aussi de petites fleurs, qui peuvent être jaune clair, bleu foncé et orange foncé.</text:p>
      <text:p text:style-name="P16"/>
      <text:p text:style-name="P15">Ces plantes poussent en nombre décent, mais il est facile, même sans expérience, de contrôler et de maintenir leur croissance.</text:p>
      <text:p text:style-name="P15">Ils ne servent à rien, mais ils sont beaux dans les jardins.</text:p>
      <text:p text:style-name="P16"/>
      <text:p text:style-name="P15">En tant que mécanisme de défense, l'Euryale Intergrifolia dépend principalement de son environnement pour survivre.</text:p>
      <text:p text:style-name="P2">Ils comptent sur le clonage eux-mêmes en cultivant un nouveau spécimen à reproduire.</text:p>
      <text:p text:style-name="P2"><text:bookmark text:name="tw-target-text40"/><text:span text:style-name="T3">Le Clematis Kobus</text:span> est une petite plante commune et peut être trouvé dans la plupart des montagnes. Il fleurit à la fin de l'été.</text:p>
      <text:p text:style-name="P15">Il a d'énormes feuilles carrées, généralement vert olive. Il pousse également des fleurs de taille décente, qui peuvent être bleu clair, orange foncé, bleu et rouge clair.</text:p>
      <text:p text:style-name="P16"/>
      <text:p text:style-name="P15">Ces plantes poussent en grand nombre, mais il est difficile de contrôler et de maintenir leur croissance.</text:p>
      <text:p text:style-name="P15">Ils peuvent être séchés et utilisés en cuisine.</text:p>
      <text:p text:style-name="P16"/>
      <text:p text:style-name="P15">En tant que mécanisme de défense, le Clematis Kobus imite l'apparence générale d'une plante différente et toxique.</text:p>
      <text:p text:style-name="P2"><text:soft-page-break/>Ils comptent sur les courants d'eau pour transporter leurs graines loin de se reproduire. Une fois pollinisées, elles produisent des fruits assez gros et non comestibles.</text:p>
      <text:p text:style-name="P2"><text:bookmark text:name="tw-target-text41"/><text:span text:style-name="T3">Le Galax Taeda</text:span> est une plante rare et modeste que l'on ne trouve que dans certaines toundras. Il fleurit deux fois par an, pendant deux mois.</text:p>
      <text:p text:style-name="P15">Il a de grandes feuilles en forme de faucille, qui sont généralement vert forêt. Il pousse également des fleurs assez grandes, qui peuvent être bleu foncé, argent, rose clair et argent foncé.</text:p>
      <text:p text:style-name="P16"/>
      <text:p text:style-name="P15">Ces plantes poussent en petits groupes, mais il est facile, même sans expérience, de contrôler et de maintenir leur croissance.</text:p>
      <text:p text:style-name="P15">Ils peuvent être utilisés pour traiter les plaies.</text:p>
      <text:p text:style-name="P16"/>
      <text:p text:style-name="P15">En tant que mécanisme de défense, le Galax Taeda dépend principalement de son environnement pour survivre.</text:p>
      <text:p text:style-name="P2">Ils comptent sur la pollinisation du vent pour se reproduire. Une fois pollinisées, elles produisent des noix assez grosses et non comestibles.</text:p>
      <text:p text:style-name="P2"><text:bookmark text:name="tw-target-text42"/><text:span text:style-name="T3">Le Daucus Serrata </text:span>est une plante énorme et peu commune et peut être trouvée seulement profondément dans les cavernes. Il fleurit une fois par an, pendant 1 mois.</text:p>
      <text:p text:style-name="P15">Il a de grandes feuilles trifoliées, généralement vert menthe. Il pousse aussi de petites fleurs, qui peuvent être brun foncé, argent clair et or clair.</text:p>
      <text:p text:style-name="P16"/>
      <text:p text:style-name="P15">Ces plantes poussent en groupes énormes, mais il est difficile de contrôler et de maintenir leur croissance.</text:p>
      <text:p text:style-name="P15">Ils peuvent être utilisés pour traiter les plaies.</text:p>
      <text:p text:style-name="P16"/>
      <text:p text:style-name="P15">En tant que mécanisme de défense, le Daucus Serrata dépend principalement de son environnement pour survivre.</text:p>
      <text:p text:style-name="P2">Ils comptent sur les courants d'eau pour transporter leurs graines loin de se reproduire. Une fois pollinisées, elles produisent des noix assez grosses et délicieuses.</text:p>
      <text:p text:style-name="P2"><text:bookmark text:name="tw-target-text43"/><text:span text:style-name="T3">Le Franklinia Atriplicifolia</text:span> est une plante énorme et rare qui ne se rencontre que dans certaines régions enneigées. Il fleurit une fois par an, pendant 1 mois.</text:p>
      <text:p text:style-name="P15">Il a des feuilles minces et pointues, qui sont généralement vertes et blanches. Il pousse aussi des fleurs assez grandes, qui peuvent être de l'argent foncé, du bronze clair et du gris clair.</text:p>
      <text:p text:style-name="P16"/>
      <text:p text:style-name="P15">Ces plantes poussent à courte distance les unes des autres, mais il est assez simple de contrôler et de maintenir leur croissance.</text:p>
      <text:p text:style-name="P15">Ils n'ont aucun usage réel.</text:p>
      <text:p text:style-name="P16"/>
      <text:p text:style-name="P15">En tant que mécanisme de défense, le Franklinia Atriplicifolia produit de petites épines.</text:p>
      <text:p text:style-name="P2">Ils comptent sur la pollinisation du vent pour se reproduire. Une fois pollinisées, elles produisent de petites noix délicieuses.</text:p>
      <text:p text:style-name="P2"/>
      <text:p text:style-name="P2"/>
      <text:p text:style-name="P2"><text:bookmark text:name="tw-target-text44"/><text:span text:style-name="T3">Le Cercic Domestica </text:span>est une plante très commune et très modeste. On la trouve partout près des <text:soft-page-break/>rivières et des lacs. Il fleurit deux fois par an, pendant 3 semaines.</text:p>
      <text:p text:style-name="P15">Il a de grandes feuilles triangulaires, qui sont généralement vert sapin. Il pousse aussi des fleurs assez grandes, qui peuvent être brun foncé, rose et gris.</text:p>
      <text:p text:style-name="P16"/>
      <text:p text:style-name="P15">Ces plantes poussent en grands groupes, mais il est facile, même sans expérience, de contrôler et de maintenir leur croissance.</text:p>
      <text:p text:style-name="P15">Ils n'ont aucune utilité, mais sentent bon.</text:p>
      <text:p text:style-name="P16"/>
      <text:p text:style-name="P15">En tant que mécanisme de défense, le Cercic Domestica a un goût horrible lorsqu'il est consommé cru.</text:p>
      <text:p text:style-name="P2">Ils comptent sur l'autopollinisation pour se reproduire. Une fois pollinisées, elles produisent de petits fruits non comestibles.</text:p>
      <text:p text:style-name="P2"><text:bookmark text:name="tw-target-text45"/><text:span text:style-name="T3">Le Celtis Yunnanensis</text:span> est une plante rare et modeste que l'on ne trouve que dans certaines régions subarctiques. Il fleurit deux fois par an, pendant deux semaines.</text:p>
      <text:p text:style-name="P15">Il a de petites feuilles carrées, généralement émeraude. Il pousse également des fleurs de taille décente, qui peuvent être or clair, gris, rose clair et bleu.</text:p>
      <text:p text:style-name="P16"/>
      <text:p text:style-name="P15">Ces plantes poussent seules, mais à une distance décente l'une de l'autre, mais ce n'est pas un problème pour contrôler et maintenir leur croissance.</text:p>
      <text:p text:style-name="P15">Ils peuvent être utilisés pour traiter les plaies.</text:p>
      <text:p text:style-name="P16"/>
      <text:p text:style-name="P15">En tant que mécanisme de défense, le Celtis Yunnanensis produit de grosses épines.</text:p>
      <text:p text:style-name="P2">Ils comptent sur le clonage eux-mêmes en cultivant un nouveau spécimen à reproduire</text:p>
      <text:p text:style-name="P2"/>
      <text:p text:style-name="P8"><text:bookmark text:name="result_box"/><text:span text:style-name="T3">Le Galearis Jalapa </text:span>est une plante commune de taille moyenne et peut être trouvée dans la plupart des régions chaudes. Il fleurit deux fois par an, pendant 1 mois.<text:line-break/>Il a des feuilles minces et circulaires, généralement émeraude. Il pousse aussi de petites fleurs, qui peuvent être argent clair, brun foncé et gris.<text:line-break/><text:line-break/>Ces plantes poussent en grand nombre, mais il est facile de contrôler et de maintenir leur croissance.<text:line-break/>Ils n'ont aucun usage réel, outre leur esthétique.<text:line-break/><text:line-break/>En tant que mécanisme de défense, le Galearis Jalapa est toxique pour la plupart des créatures.<text:line-break/>Ils comptent sur l'autopollinisation pour se reproduire. Une fois pollinisées, elles produisent de petites noix non comestibles. </text:p>
      <text:p text:style-name="P8"><text:bookmark text:name="result_box1"/><text:span text:style-name="T3">Le Chelone Cinnamomea </text:span>est une plante peu commune et de grande taille. On la trouve uniquement aux limites des lacs. Il fleurit au début de l'automne.<text:line-break/>Il a de petites feuilles en forme de losange, qui sont généralement jaune foncé. Il pousse aussi de petites fleurs, qui peuvent être rouge foncé, or clair et jaune.<text:line-break/><text:line-break/>Ces plantes poussent à courte distance les unes des autres, mais il est facile de contrôler et de maintenir leur croissance.<text:line-break/>Ils peuvent être utilisés pour traiter les plaies.<text:line-break/><text:line-break/>En tant que mécanisme de défense, le Chelone Cinnamomea produit une cire épaisse et collante.<text:line-break/>Ils comptent sur la pollinisation animale pour se reproduire. Une fois pollinisées, elles se <text:soft-page-break/>développent délicieusement, de petits fruits. </text:p>
      <text:p text:style-name="P8"><text:bookmark text:name="result_box2"/><text:span text:style-name="T3">La Fontanesia Loebneri</text:span> est une plante commune de taille moyenne et peut être trouvée dans la plupart des forêts. Il fleurit au début de l'hiver.<text:line-break/>Il a de minuscules feuilles circulaires, généralement vert olive. Il pousse aussi des fleurs énormes, qui peuvent être violet foncé, brun clair, blanc, orange et rose.<text:line-break/><text:line-break/>Ces plantes poussent en grand nombre, mais il est facile, même sans expérience, de contrôler et de maintenir leur croissance.<text:line-break/>Ils peuvent être utilisés pour soulager la douleur.<text:line-break/><text:line-break/>En tant que mécanisme de défense, la Fontanesia Loebneri a un goût horrible lorsqu'elle est consommée crue.<text:line-break/>Ils comptent sur le clonage eux-mêmes en cultivant un nouveau spécimen à reproduire. </text:p>
      <text:p text:style-name="P8"><text:bookmark text:name="result_box3"/><text:span text:style-name="T3">Le Tobit Eupotorium </text:span>est une plante rare et de taille moyenne que l'on ne trouve que dans certaines régions humides. Il fleurit deux fois par an, pendant deux semaines.<text:line-break/>Il a des feuilles épaisses et carrées, généralement vert vif. Il pousse également des fleurs de taille décente, qui peuvent être argent, gris clair et gris foncé.<text:line-break/><text:line-break/>Ces plantes poussent seules, mais à une distance décente l'une de l'autre, mais il est vraiment difficile de contrôler et de maintenir leur croissance.<text:line-break/>Ils peuvent être utilisés pour créer un poison.<text:line-break/><text:line-break/>En tant que mécanisme de défense, Tobit Eupotorium produit une cire épaisse et collante.<text:line-break/>Ils comptent sur le clonage par un nouvel échantillon pour se reproduire. </text:p>
      <text:p text:style-name="P2"><text:bookmark text:name="tw-target-text46"/><text:span text:style-name="T3">Le Caladium Serrata </text:span>est une plante extrêmement rare, de taille moyenne et peut être trouvé dans n'importe quelle région froide. Il fleurit une fois par an, pendant 6 mois.</text:p>
      <text:p text:style-name="P15">Il a de fines feuilles en forme de losange, généralement vert olive. Il pousse aussi de petites fleurs, qui peuvent être gris, bleu foncé, orange et bronze foncé.</text:p>
      <text:p text:style-name="P16"/>
      <text:p text:style-name="P15">Ces plantes poussent séparées à une assez grande distance les unes des autres, mais il est assez simple de contrôler et de maintenir leur croissance.</text:p>
      <text:p text:style-name="P15">Ils peuvent être utilisés comme un énergisant lorsqu'ils sont consommés.</text:p>
      <text:p text:style-name="P16"/>
      <text:p text:style-name="P15">En tant que mécanisme de défense, le Caladium Serrata est toxique pour la plupart des créatures.</text:p>
      <text:p text:style-name="P2">Ils comptent sur la pollinisation animale pour se reproduire. Une fois pollinisées, elles produisent de petites noix non comestibles.</text:p>
      <text:p text:style-name="P8"><text:bookmark text:name="tw-target"/></text:p>
      <text:section text:style-name="Sect1" text:name="Section3">
        <text:section text:style-name="Sect1" text:name="Section4">
          <text:p text:style-name="P15"><text:bookmark text:name="tw-target-text-container1"/><text:bookmark text:name="tw-target-text47"/><text:span text:style-name="T3">L'Exochorda Bowdenii</text:span> est une grande plante très commune et peut être trouvée dans la plupart des forêts. Il fleurit une fois par an, pendant 4 mois.</text:p>
          <text:p text:style-name="P15">Il a de petites feuilles en forme de rein, qui sont généralement rouge clair. Il pousse également de grandes fleurs, qui peuvent être rouge clair, blanc et bleu foncé.</text:p>
          <text:p text:style-name="P16"/>
          <text:p text:style-name="P15">Ces plantes poussent en grands groupes, mais il est facile, même sans expérience, de contrôler et de maintenir leur croissance.</text:p>
          <text:p text:style-name="P15">Ils ne servent à rien, mais ils sont beaux dans les jardins.</text:p>
          <text:p text:style-name="P16"/>
          <text:p text:style-name="P15"><text:soft-page-break/>En tant que mécanisme de défense, l'Exochorda Bowdenii a un goût horrible, lorsqu'il est mangé cru.</text:p>
          <text:p text:style-name="P2">Ils comptent sur la pollinisation du vent pour se reproduire. Une fois pollinisées, elles produisent des noix assez grosses et non comestibles.</text:p>
        </text:section>
      </text:section>
      <text:p text:style-name="P2"><text:bookmark text:name="tw-target-text48"/><text:span text:style-name="T3">La Bumelia Numularia </text:span>est une petite plante commune et peut être trouvée dans les dunes de quelques rivages océaniques. Il fleurit une fois par an, pendant 1 semaine.</text:p>
      <text:p text:style-name="P15">Il a des feuilles étroites, en forme de faucille, qui sont généralement vert et blanc. Il pousse également de grandes fleurs, qui peuvent être rouge foncé, orange, rouge et or.</text:p>
      <text:p text:style-name="P16"/>
      <text:p text:style-name="P15">Ces plantes poussent en petits groupes, mais ce n'est pas un problème pour contrôler et maintenir leur croissance.</text:p>
      <text:p text:style-name="P15">Ils peuvent être utilisés pour nettoyer la terre.</text:p>
      <text:p text:style-name="P16"/>
      <text:p text:style-name="P15">En tant que mécanisme de défense, la Bumelia Numularia pousse des poils urticants, comme une ortie.</text:p>
      <text:p text:style-name="P2">Ils comptent sur la pollinisation animale pour se reproduire. Une fois pollinisées, elles produisent des noix assez grosses et délicieuses.</text:p>
      <text:p text:style-name="P8"><text:bookmark text:name="result_box4"/><text:span text:style-name="T3">Le Dipelta Alopecuroides</text:span> est une plante très rare, énorme et peut être trouvé dans la plupart des hautes terres. Il fleurit deux fois par an, pendant une semaine.<text:line-break/>Il a de grandes feuilles triangulaires, généralement orange clair. Il pousse aussi des fleurs énormes, qui peuvent être brun et violet clair.<text:line-break/><text:line-break/>Ces plantes poussent en petit nombre, mais il est difficile de contrôler et de maintenir leur croissance.<text:line-break/>Ils peuvent être utilisés pour créer un poison.<text:line-break/><text:line-break/>En tant que mécanisme de défense, Dipelta Alopecuroides produit une cire épaisse et collante.<text:line-break/>Ils comptent sur les courants d'eau pour transporter leurs graines loin de se reproduire. Une fois pollinisées, elles produisent des fruits assez gros et non comestibles </text:p>
      <text:p text:style-name="P8"><text:bookmark text:name="result_box5"/><text:span text:style-name="T3">Le Clivia Pallida </text:span>est une petite plante commune et peut être trouvé n'importe où près des lacs. Il fleurit à la fin de l'hiver.<text:line-break/>Il a de minuscules feuilles elliptiques, qui sont généralement rouge foncé. Il pousse aussi de petites fleurs, qui peuvent être violet clair, jaune clair et bronze.<text:line-break/><text:line-break/>Ces plantes poussent en nombre décent, mais il est assez facile de contrôler et de maintenir leur croissance.<text:line-break/>Ils n'ont aucune utilité, mais sentent bon.<text:line-break/><text:line-break/>En tant que mécanisme de défense, Clivia Pallida dépend principalement de son environnement pour survivre.<text:line-break/>Ils comptent sur les courants d'eau pour transporter leurs graines loin de se reproduire. Une fois pollinisées, elles produisent des noix assez grosses et délicieuses. </text:p>
      <text:p text:style-name="P8"/>
      <text:p text:style-name="P8"><text:bookmark text:name="result_box6"/><text:span text:style-name="T3">Le Dodecatheon Salicaria </text:span>est une grande plante commune et peut être trouvé dans la plupart des régions sèches. Il fleurit à la fin du printemps.<text:line-break/>Il a des feuilles minces, en forme d'oeuf, qui sont généralement rouge clair. Il pousse aussi de <text:soft-page-break/>grandes fleurs, qui peuvent être noires, gris foncé et rouge clair.<text:line-break/><text:line-break/>Ces plantes poussent seules, mais à une distance décente l'une de l'autre, mais il est extrêmement difficile de contrôler et de maintenir leur croissance.<text:line-break/>Ils peuvent être utilisés pour traiter les plaies.<text:line-break/><text:line-break/>En tant que mécanisme de défense, le Dodecatheon Salicaria produit des épines épaisses.<text:line-break/>Ils comptent sur le clonage eux-mêmes en cultivant un nouveau spécimen à reproduire. </text:p>
      <text:p text:style-name="P8"><text:bookmark text:name="result_box7"/><text:span text:style-name="T3">Le Deschampsia Paludosum</text:span> est une plante peu commune et modeste, que l'on ne trouve que dans les grandes îles tropicales. Il fleurit au début de l'hiver.<text:line-break/>Il a d'énormes feuilles triangulaires, qui sont généralement rouge foncé. Il pousse également de grandes fleurs, qui peuvent être en bronze clair, argent foncé et or foncé.<text:line-break/><text:line-break/>Ces plantes poussent séparées à une assez grande distance les unes des autres, mais il est vraiment difficile de contrôler et de maintenir leur croissance.<text:line-break/>Ils ne servent à rien, mais ils sont beaux dans les jardins.<text:line-break/><text:line-break/>En tant que mécanisme de défense, Deschampsia Paludosum produit de petites épines.<text:line-break/>Ils comptent sur la pollinisation animale pour se reproduire. Pour favoriser la pollinisation, ils donnent une odeur délicate. </text:p>
      <text:p text:style-name="P8"/>
      <text:p text:style-name="P8"><text:bookmark text:name="result_box9"/><text:span text:style-name="T3">Le Galium Asarifolia</text:span> est une plante peu commune et modeste qui se rencontre uniquement aux limites des lacs. Il fleurit à la fin de l'automne.<text:line-break/>Il a des feuilles minces et carrées, qui sont généralement jaune clair. Il pousse également des fleurs de taille décente, qui peuvent être brun noir.<text:line-break/><text:line-break/>Ces plantes poussent en petits groupes, mais il est extrêmement facile de contrôler et de maintenir leur croissance.<text:line-break/>Ils n'ont aucune utilité, mais sentent bon.<text:line-break/><text:line-break/>En tant que mécanisme de défense, le Galium Asarifolia produit de petites épines.<text:line-break/>Ils comptent sur les courants d'eau pour transporter leurs graines loin de se reproduire. Une fois pollinisées, elles produisent de petites noix non comestibles. </text:p>
      <text:p text:style-name="P8"><text:bookmark text:name="result_box10"/><text:span text:style-name="T3">Le Ficus Purshii</text:span> est une plante géante extrêmement commune et peut être trouvée n'importe où près des rivières. Il fleurit une fois par an, pendant 2 semaines.<text:line-break/>Il a de grandes feuilles en forme de coin, qui sont généralement rouge foncé. Il pousse également de petites fleurs, qui peuvent être violet clair, gris et bleu foncé.<text:line-break/><text:line-break/>Ces plantes poussent en petits groupes, mais il est vraiment difficile de contrôler et de maintenir leur croissance.<text:line-break/>Ils peuvent être utilisés pour nettoyer la terre.<text:line-break/><text:line-break/>En tant que mécanisme de défense, le Ficus Purshii est toxique pour la plupart des créatures.<text:line-break/>Ils comptent sur la pollinisation animale pour se reproduire. Pour favoriser la pollinisation, ils produisent un délicieux nectar. </text:p>
      <text:p text:style-name="P8"/>
      <text:p text:style-name="P8"><text:bookmark text:name="result_box11"/><text:soft-page-break/><text:span text:style-name="T3">La Celosia Damascena</text:span> est une plante rare et de taille moyenne que l'on ne trouve que dans certaines régions subarctiques. Il fleurit une fois par an, pendant 2 semaines.<text:line-break/>Il a de fines feuilles d'aiguilles, généralement bleu-vert. Il pousse également des fleurs de taille décente, qui peuvent être rose foncé et argent clair.<text:line-break/><text:line-break/>Ces plantes poussent en petits groupes, mais il est difficile de contrôler et de maintenir leur croissance.<text:line-break/>Ils peuvent être utilisés pour créer un poison.<text:line-break/><text:line-break/>En tant que mécanisme de défense, Celosia Damascena imite l'apparence générale d'une plante différente et toxique.<text:line-break/>Ils comptent sur les vents pour emporter leurs graines pour se reproduire. Une fois pollinisées, elles produisent des fruits assez gros et non comestibles. </text:p>
      <text:p text:style-name="P8"><text:bookmark text:name="result_box12"/><text:span text:style-name="T3">Le Buxus Carolinensis </text:span>est une plante très commune, minuscule et peut être trouvé seulement là où quelque chose est mort et pourri. Il fleurit au début du printemps.<text:line-break/>Il a de petites feuilles lobées, généralement émeraude. Il pousse aussi des fleurs assez petites, qui peuvent être argentées foncées, gris foncé et brun foncé.<text:line-break/><text:line-break/>Ces plantes poussent seules, mais à une distance décente l'une de l'autre, mais il est assez difficile de contrôler et de maintenir leur croissance.<text:line-break/>Ils peuvent être utilisés comme anesthésique.<text:line-break/><text:line-break/>En tant que mécanisme de défense, le Buxus Carolinensis a un goût extrêmement aigre.<text:line-break/>Ils comptent sur l'autopollinisation pour se reproduire. Une fois pollinisées, elles produisent des fruits assez gros et délicieux. </text:p>
      <text:p text:style-name="P8"/>
      <text:p text:style-name="P8"/>
      <text:p text:style-name="P8"/>
      <text:p text:style-name="P2"/>
      <text:p text:style-name="P8"/>
      <text:p text:style-name="P2"/>
      <text:p text:style-name="P1"/>
      <text:p text:style-name="P1"/>
      <text:p text:style-name="P2"/>
      <text:p text:style-name="P1"/>
      <text:p text:style-name="P3"/>
      <text:p text:style-name="P3"/>
      <text:p text:style-name="P3"/>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3T14:17:07.85</meta:creation-date>
    <dc:date>2017-12-03T18:10:54.29</dc:date>
    <meta:editing-duration>PT2H31M59S</meta:editing-duration>
    <meta:editing-cycles>5</meta:editing-cycles>
    <meta:generator>OpenOffice/4.1.2$Win32 OpenOffice.org_project/412m3$Build-9782</meta:generator>
    <meta:document-statistic meta:table-count="0" meta:image-count="0" meta:object-count="0" meta:page-count="20" meta:paragraph-count="343" meta:word-count="7807" meta:character-count="48689"/>
  </office:meta>
</office:document-meta>
</file>